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1cm" svg:height="1.7cm" draw:transform="rotate (1.16675260495821) translate (8.366cm 12.448cm)">
          <draw:text-box>
            <text:p>Initial population</text:p>
          </draw:text-box>
        </draw:frame>
        <draw:connector draw:style-name="gr2" draw:text-style-name="P1" draw:layer="layout" draw:type="curve" svg:x1="8.004cm" svg:y1="13.591cm" svg:x2="13.022cm" svg:y2="10.013cm" svg:d="M8004 13591c3763 0 1255-3578 5018-3578" svg:viewBox="0 0 5019 3579">
          <text:p/>
        </draw:connector>
        <draw:frame draw:style-name="gr3" draw:layer="layout" svg:width="4.837cm" svg:height="0.962cm" svg:x="13.065cm" svg:y="9.457cm">
          <draw:text-box>
            <text:p>Infinite haploid</text:p>
          </draw:text-box>
        </draw:frame>
        <draw:frame draw:style-name="gr4" draw:layer="layout" svg:width="0.853cm" svg:height="1.343cm" svg:x="7.444cm" svg:y="13.676cm">
          <draw:text-box>
            <text:p>p</text:p>
          </draw:text-box>
        </draw:frame>
        <draw:frame draw:style-name="gr5" draw:text-style-name="P2" xml:id="id1" draw:id="id1" draw:layer="layout" svg:width="1.195cm" svg:height="1.27cm" svg:x="11.668cm" svg:y="13.671cm">
          <draw:text-box>
            <text:p text:style-name="P2"><text:span text:style-name="T1">q</text:span></text:p>
          </draw:text-box>
        </draw:frame>
        <draw:line draw:style-name="gr6" draw:text-style-name="P1" draw:layer="layout" svg:x1="8.17cm" svg:y1="14.257cm" svg:x2="11.853cm" svg:y2="14.257cm">
          <text:p/>
        </draw:line>
        <draw:line draw:style-name="gr6" draw:text-style-name="P1" draw:layer="layout" svg:x1="12.488cm" svg:y1="14.257cm" svg:x2="16.171cm" svg:y2="14.257cm">
          <text:p/>
        </draw:line>
        <draw:line draw:style-name="gr6" draw:text-style-name="P1" draw:layer="layout" svg:x1="3.852cm" svg:y1="14.257cm" svg:x2="7.535cm" svg:y2="14.257cm">
          <text:p/>
        </draw:line>
        <draw:frame draw:style-name="gr7" draw:text-style-name="P2" xml:id="id4" draw:id="id4" draw:layer="layout" svg:width="1.27cm" svg:height="1.343cm" svg:x="3.032cm" svg:y="13.731cm">
          <draw:text-box>
            <text:p text:style-name="P2"><text:span text:style-name="T1">s</text:span></text:p>
          </draw:text-box>
        </draw:frame>
        <draw:frame draw:style-name="gr4" draw:text-style-name="P2" xml:id="id3" draw:id="id3" draw:layer="layout" svg:width="0.891cm" svg:height="1.343cm" svg:x="7.445cm" svg:y="13.677cm">
          <draw:text-box>
            <text:p text:style-name="P2"><text:span text:style-name="T1">p</text:span></text:p>
          </draw:text-box>
        </draw:frame>
        <draw:frame draw:style-name="gr5" draw:text-style-name="P2" xml:id="id2" draw:id="id2" draw:layer="layout" svg:width="1.016cm" svg:height="1.27cm" svg:x="15.986cm" svg:y="13.7cm">
          <draw:text-box>
            <text:p text:style-name="P2"><text:span text:style-name="T1">f</text:span></text:p>
          </draw:text-box>
        </draw:frame>
        <draw:frame draw:style-name="gr8" draw:layer="layout" svg:width="3.597cm" svg:height="3.095cm" svg:x="1.889cm" svg:y="14.617cm">
          <draw:text-box>
            <text:p>Finite </text:p>
            <text:p>haploid </text:p>
            <text:p>population </text:p>
            <text:p>of size N</text:p>
          </draw:text-box>
        </draw:frame>
        <draw:frame draw:style-name="gr8" draw:layer="layout" svg:width="3.419cm" svg:height="2.384cm" svg:x="6.344cm" svg:y="14.693cm">
          <draw:text-box>
            <text:p>Infinite </text:p>
            <text:p>haploid </text:p>
            <text:p>population</text:p>
          </draw:text-box>
        </draw:frame>
        <draw:frame draw:style-name="gr8" draw:layer="layout" svg:width="3.419cm" svg:height="2.384cm" svg:x="10.535cm" svg:y="14.711cm">
          <draw:text-box>
            <text:p>Infinite </text:p>
            <text:p>diploid </text:p>
            <text:p>population</text:p>
          </draw:text-box>
        </draw:frame>
        <draw:frame draw:style-name="gr8" draw:layer="layout" svg:width="3.597cm" svg:height="3.83cm" svg:x="15.351cm" svg:y="14.584cm">
          <draw:text-box>
            <text:p>Finite </text:p>
            <text:p>diploid </text:p>
            <text:p>population </text:p>
            <text:p>of size N<text:span text:style-name="T2">2</text:span></text:p>
            <text:p/>
          </draw:text-box>
        </draw:frame>
        <draw:connector draw:style-name="gr9" draw:text-style-name="P1" draw:layer="layout" draw:type="curve" svg:x1="12.265cm" svg:y1="13.671cm" svg:x2="16.494cm" svg:y2="13.7cm" draw:start-shape="id1" draw:end-shape="id2" draw:end-glue-point="0" svg:d="M12265 13671c0-750 4229-764 4229 29" svg:viewBox="0 0 4230 594">
          <text:p/>
        </draw:connector>
        <draw:frame draw:style-name="gr10" draw:layer="layout" svg:width="2.741cm" svg:height="1.195cm" svg:x="12.745cm" svg:y="11.836cm">
          <draw:text-box>
            <text:p>f<text:span text:style-name="T3">ij</text:span> ≡ N<text:span text:style-name="T4">2</text:span>q<text:span text:style-name="T3">ij</text:span></text:p>
          </draw:text-box>
        </draw:frame>
        <draw:frame draw:style-name="gr10" draw:layer="layout" svg:width="2.598cm" svg:height="1.171cm" svg:x="4.625cm" svg:y="11.87cm">
          <draw:text-box>
            <text:p><text:span text:style-name="T5">s</text:span><text:span text:style-name="T3">i</text:span> ≡ Np<text:span text:style-name="T3">ij</text:span></text:p>
          </draw:text-box>
        </draw:frame>
        <draw:connector draw:style-name="gr9" draw:text-style-name="P1" draw:layer="layout" draw:type="curve" svg:x1="7.89cm" svg:y1="13.677cm" svg:x2="3.667cm" svg:y2="13.731cm" draw:start-shape="id3" draw:start-glue-point="0" draw:end-shape="id4" draw:end-glue-point="0" svg:d="M7890 13677c0-750-4223-777-4223 54" svg:viewBox="0 0 4224 6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67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13:50:37.516707759</meta:creation-date>
    <dc:date>2016-08-31T15:05:58.502159434</dc:date>
    <meta:editing-duration>PT48M45S</meta:editing-duration>
    <meta:editing-cycles>5</meta:editing-cycles>
    <meta:generator>LibreOffice/4.2.8.2$Linux_X86_64 LibreOffice_project/420m0$Build-2</meta:generator>
    <meta:document-statistic meta:object-count="19"/>
  </office:meta>
</office:document-meta>
</file>